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.177cm" svg:height="5.77cm" svg:x="15.247cm" svg:y="12.689cm">
            <draw:object draw:notify-on-update-of-ranges="Sheet1.B1:Sheet1.B3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.421cm" svg:height="5.419cm" svg:x="15.163cm" svg:y="6.643cm">
            <draw:object draw:notify-on-update-of-ranges="Sheet1.A1:Sheet1.A3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8.594cm" svg:height="5.783cm" svg:x="15.228cm" svg:y="19.549cm">
            <draw:object draw:notify-on-update-of-ranges="Sheet1.C1:Sheet1.C3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21:15:55.323178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7:09:21.687494246</meta:creation-date>
    <dc:date>2021-12-01T21:23:00.128169443</dc:date>
    <meta:editing-duration>PT4H11M44S</meta:editing-duration>
    <meta:editing-cycles>4</meta:editing-cycles>
    <meta:generator>LibreOffice/6.4.7.2$Linux_X86_64 LibreOffice_project/40$Build-2</meta:generator>
    <meta:document-statistic meta:table-count="2" meta:cell-count="99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178cm" svg:height="5.771cm" xlink:href=".." xlink:type="simple" chart:class="chart:line" chart:style-name="ch1">
        <chart:legend chart:legend-position="end" svg:x="36.326cm" svg:y="2.586cm" style:legend-expansion="high" chart:style-name="ch2"/>
        <chart:plot-area chart:style-name="ch3" table:cell-range-address="Sheet1.B1:Sheet1.B331" svg:x="0.783cm" svg:y="0.115cm" svg:width="34.76cm" svg:height="5.541cm">
          <chartooo:coordinate-region svg:x="1.51cm" svg:y="0.236cm" svg:width="33.892cm" svg:height="4.4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31" chart:class="chart:line">
            <chart:data-point chart:repeated="3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422cm" svg:height="5.42cm" xlink:href=".." xlink:type="simple" chart:class="chart:line" chart:style-name="ch1">
        <chart:legend chart:legend-position="end" svg:x="35.57cm" svg:y="2.411cm" style:legend-expansion="high" chart:style-name="ch2"/>
        <chart:plot-area chart:style-name="ch3" table:cell-range-address="Sheet1.A1:Sheet1.A331" svg:x="0.768cm" svg:y="0.108cm" svg:width="34.034cm" svg:height="5.204cm">
          <chartooo:coordinate-region svg:x="1.495cm" svg:y="0.229cm" svg:width="33.166cm" svg:height="4.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31" chart:class="chart:line">
            <chart:data-point chart:repeated="3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595cm" svg:height="5.784cm" xlink:href=".." xlink:type="simple" chart:class="chart:line" chart:style-name="ch1">
        <chart:legend chart:legend-position="end" svg:x="35.743cm" svg:y="2.593cm" style:legend-expansion="high" chart:style-name="ch2"/>
        <chart:plot-area chart:style-name="ch3" table:cell-range-address="Sheet1.C1:Sheet1.C331" svg:x="0.771cm" svg:y="0.115cm" svg:width="34.201cm" svg:height="5.554cm">
          <chartooo:coordinate-region svg:x="1.498cm" svg:y="0.236cm" svg:width="33.333cm" svg:height="4.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331" chart:class="chart:line">
            <chart:data-point chart:repeated="3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